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19" style:family="table-column">
      <style:table-column-properties fo:break-before="auto" style:column-width="55.56pt"/>
    </style:style>
    <style:style style:name="co17" style:family="table-column">
      <style:table-column-properties fo:break-before="auto" style:column-width="60.21pt"/>
    </style:style>
    <style:style style:name="co27" style:family="table-column">
      <style:table-column-properties fo:break-before="auto" style:column-width="155.9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106.61pt"/>
    </style:style>
    <style:style style:name="co31" style:family="table-column">
      <style:table-column-properties fo:break-before="auto" style:column-width="50.71pt"/>
    </style:style>
    <style:style style:name="co32" style:family="table-column">
      <style:table-column-properties fo:break-before="auto" style:column-width="49.95pt"/>
    </style:style>
    <style:style style:name="co33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55.11pt"/>
    </style:style>
    <style:style style:name="co35" style:family="table-column">
      <style:table-column-properties fo:break-before="auto" style:column-width="121.29pt"/>
    </style:style>
    <style:style style:name="co36" style:family="table-column">
      <style:table-column-properties fo:break-before="auto" style:column-width="37.45pt"/>
    </style:style>
    <style:style style:name="co37" style:family="table-column">
      <style:table-column-properties fo:break-before="auto" style:column-width="27.75pt"/>
    </style:style>
    <style:style style:name="co38" style:family="table-column">
      <style:table-column-properties fo:break-before="auto" style:column-width="286.7pt"/>
    </style:style>
    <style:style style:name="co39" style:family="table-column">
      <style:table-column-properties fo:break-before="auto" style:column-width="49.24pt"/>
    </style:style>
    <style:style style:name="co40" style:family="table-column">
      <style:table-column-properties fo:break-before="auto" style:column-width="127.36pt"/>
    </style:style>
    <style:style style:name="co41" style:family="table-column">
      <style:table-column-properties fo:break-before="auto" style:column-width="56.61pt"/>
    </style:style>
    <style:style style:name="co42" style:family="table-column">
      <style:table-column-properties fo:break-before="auto" style:column-width="52.16pt"/>
    </style:style>
    <style:style style:name="co43" style:family="table-column">
      <style:table-column-properties fo:break-before="auto" style:column-width="47.06pt"/>
    </style:style>
    <style:style style:name="co44" style:family="table-column">
      <style:table-column-properties fo:break-before="auto" style:column-width="53.66pt"/>
    </style:style>
    <style:style style:name="co45" style:family="table-column">
      <style:table-column-properties fo:break-before="auto" style:column-width="203.64pt"/>
    </style:style>
    <style:style style:name="co46" style:family="table-column">
      <style:table-column-properties fo:break-before="auto" style:column-width="248.46pt"/>
    </style:style>
    <style:style style:name="co47" style:family="table-column">
      <style:table-column-properties fo:break-before="auto" style:column-width="245.54pt"/>
    </style:style>
    <style:style style:name="co48" style:family="table-column">
      <style:table-column-properties fo:break-before="auto" style:column-width="94.11pt"/>
    </style:style>
    <style:style style:name="co49" style:family="table-column">
      <style:table-column-properties fo:break-before="auto" style:column-width="125.69pt"/>
    </style:style>
    <style:style style:name="co50" style:family="table-column">
      <style:table-column-properties fo:break-before="auto" style:column-width="310.96pt"/>
    </style:style>
    <style:style style:name="co51" style:family="table-column">
      <style:table-column-properties fo:break-before="auto" style:column-width="33.14pt"/>
    </style:style>
    <style:style style:name="co52" style:family="table-column">
      <style:table-column-properties fo:break-before="auto" style:column-width="240.41pt"/>
    </style:style>
    <style:style style:name="co53" style:family="table-column">
      <style:table-column-properties fo:break-before="auto" style:column-width="32.29pt"/>
    </style:style>
    <style:style style:name="co54" style:family="table-column">
      <style:table-column-properties fo:break-before="auto" style:column-width="23.5pt"/>
    </style:style>
    <style:style style:name="co55" style:family="table-column">
      <style:table-column-properties fo:break-before="auto" style:column-width="40.39pt"/>
    </style:style>
    <style:style style:name="co56" style:family="table-column">
      <style:table-column-properties fo:break-before="auto" style:column-width="234.51pt"/>
    </style:style>
    <style:style style:name="co57" style:family="table-column">
      <style:table-column-properties fo:break-before="auto" style:column-width="111.74pt"/>
    </style:style>
    <style:style style:name="co58" style:family="table-column">
      <style:table-column-properties fo:break-before="auto" style:column-width="80.11pt"/>
    </style:style>
    <style:style style:name="co59" style:family="table-column">
      <style:table-column-properties fo:break-before="auto" style:column-width="57.86pt"/>
    </style:style>
    <style:style style:name="co60" style:family="table-column">
      <style:table-column-properties fo:break-before="auto" style:column-width="58.65pt"/>
    </style:style>
    <style:style style:name="co61" style:family="table-column">
      <style:table-column-properties fo:break-before="auto" style:column-width="54pt"/>
    </style:style>
    <style:style style:name="co62" style:family="table-column">
      <style:table-column-properties fo:break-before="auto" style:column-width="66.9pt"/>
    </style:style>
    <style:style style:name="co63" style:family="table-column">
      <style:table-column-properties fo:break-before="auto" style:column-width="56.35pt"/>
    </style:style>
    <style:style style:name="co64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4.01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ext-properties style:text-position="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40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37">
      <style:text-properties style:text-position="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42">
      <style:table-cell-properties style:vertical-align="middle"/>
      <style:text-properties style:text-position=""/>
    </style:style>
    <style:style style:name="ce89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70" style:family="table-cell" style:parent-style-name="Default">
      <style:text-properties style:text-position="" fo:font-size="12pt" style:font-size-asian="12pt" style:font-size-complex="12pt"/>
    </style:style>
    <style:style style:name="ce90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3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8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01" style:family="table-cell" style:parent-style-name="Default">
      <style:table-cell-properties fo:wrap-option="wrap" style:vertical-align="middle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0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0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0" style:family="table-cell" style:parent-style-name="Default" style:data-style-name="N42"/>
    <style:style style:name="ce111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vertical-align="middle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4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3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3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="none"/>
    </style:style>
    <style:style style:name="ce14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0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3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5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60" style:family="table-cell" style:parent-style-name="Default">
      <style:text-properties fo:font-size="12pt" style:font-size-asian="12pt" style:font-size-complex="12pt"/>
    </style:style>
    <style:style style:name="ce16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74" style:family="table-cell" style:parent-style-name="Default"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79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3" style:family="table-cell" style:parent-style-name="Default" style:data-style-name="N37"/>
    <style:style style:name="ce18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 style:data-style-name="N42">
      <style:table-cell-properties style:vertical-align="middle"/>
    </style:style>
    <style:style style:name="ce198" style:family="table-cell" style:parent-style-name="Default">
      <style:text-properties style:use-window-font-color="true" fo:font-weight="normal" style:font-weight-asian="normal" style:font-weight-complex="normal"/>
    </style:style>
    <style:style style:name="ce19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7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0" style:family="text">
      <style:text-properties style:font-name="Liberation Sans"/>
    </style:style>
    <style:style style:name="T21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53" table:default-cell-style-name="ce118"/>
        <table:table-column table:style-name="co54" table:default-cell-style-name="ce128"/>
        <table:table-column table:style-name="co1" table:default-cell-style-name="ce128"/>
        <table:table-column table:style-name="co55" table:default-cell-style-name="ce135"/>
        <table:table-column table:style-name="co56" table:default-cell-style-name="ce101"/>
        <table:table-column table:style-name="co57" table:default-cell-style-name="ce143"/>
        <table:table-column table:style-name="co58" table:default-cell-style-name="ce148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59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0" table:default-cell-style-name="Default"/>
        <table:table-column table:style-name="co3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23" table:number-columns-repeated="2"/>
          <table:table-cell table:style-name="ce129"/>
          <table:table-cell table:style-name="ce136"/>
          <table:table-cell table:style-name="ce142"/>
          <table:table-cell table:style-name="ce145"/>
          <table:table-cell table:style-name="ce112"/>
          <table:table-cell table:style-name="ce154" office:value-type="string" calcext:value-type="string">
            <text:p>XYZ Personalities – The Daily Drip</text:p>
          </table:table-cell>
          <table:table-cell table:style-name="ce112" table:number-columns-repeated="8"/>
          <table:table-cell table:style-name="ce101"/>
          <table:table-cell table:number-columns-repeated="1006"/>
        </table:table-row>
        <table:table-row table:style-name="ro4">
          <table:table-cell table:style-name="ce119" office:value-type="string" calcext:value-type="string">
            <text:p>Post</text:p>
          </table:table-cell>
          <table:table-cell table:style-name="ce124" office:value-type="string" calcext:value-type="string" table:number-columns-spanned="3" table:number-rows-spanned="1">
            <text:p>Day to</text:p>
          </table:table-cell>
          <table:covered-table-cell table:style-name="ce124"/>
          <table:covered-table-cell table:style-name="ce130"/>
          <table:table-cell table:style-name="ce137" office:value-type="string" calcext:value-type="string">
            <text:p>Images to Compare</text:p>
          </table:table-cell>
          <table:table-cell table:style-name="ce137" office:value-type="string" calcext:value-type="string">
            <text:p>Theme</text:p>
          </table:table-cell>
          <table:table-cell table:style-name="ce137" office:value-type="string" calcext:value-type="string">
            <text:p>Link</text:p>
          </table:table-cell>
          <table:table-cell table:style-name="ce124" office:value-type="string" calcext:value-type="string" table:number-columns-spanned="2" table:number-rows-spanned="1">
            <text:p>Pinterest</text:p>
          </table:table-cell>
          <table:covered-table-cell table:style-name="ce155"/>
          <table:table-cell table:style-name="ce124" office:value-type="string" calcext:value-type="string" table:number-columns-spanned="2" table:number-rows-spanned="1">
            <text:p>Facebook</text:p>
          </table:table-cell>
          <table:covered-table-cell table:style-name="ce159"/>
          <table:table-cell table:style-name="ce124" office:value-type="string" calcext:value-type="string" table:number-columns-spanned="2" table:number-rows-spanned="1">
            <text:p>LinkedIn</text:p>
          </table:table-cell>
          <table:covered-table-cell table:style-name="ce159"/>
          <table:table-cell table:style-name="ce124" office:value-type="string" calcext:value-type="string" table:number-columns-spanned="2" table:number-rows-spanned="1">
            <text:p>Twitter</text:p>
          </table:table-cell>
          <table:covered-table-cell table:style-name="ce159"/>
          <table:table-cell table:style-name="ce124" office:value-type="string" calcext:value-type="string" table:number-columns-spanned="2" table:number-rows-spanned="1">
            <text:p>Tumblr</text:p>
          </table:table-cell>
          <table:covered-table-cell table:style-name="ce159"/>
          <table:table-cell table:style-name="ce124" office:value-type="string" calcext:value-type="string" table:number-columns-spanned="2" table:number-rows-spanned="1">
            <text:p>Instagram</text:p>
          </table:table-cell>
          <table:covered-table-cell table:style-name="ce159"/>
          <table:table-cell table:style-name="ce160" table:number-columns-repeated="1005"/>
        </table:table-row>
        <table:table-row table:style-name="ro4">
          <table:table-cell table:style-name="ce119" office:value-type="string" calcext:value-type="string">
            <text:p>Num</text:p>
          </table:table-cell>
          <table:table-cell table:style-name="ce124" office:value-type="string" calcext:value-type="string" table:number-columns-spanned="3" table:number-rows-spanned="1">
            <text:p>Drip It</text:p>
          </table:table-cell>
          <table:covered-table-cell table:style-name="ce124"/>
          <table:covered-table-cell table:style-name="ce130"/>
          <table:table-cell table:style-name="ce137" office:value-type="string" calcext:value-type="string">
            <text:p>and Post</text:p>
          </table:table-cell>
          <table:table-cell table:style-name="ce95" office:value-type="string" calcext:value-type="string">
            <text:p>- XYZ -</text:p>
          </table:table-cell>
          <table:table-cell table:style-name="ce124" office:value-type="string" calcext:value-type="string">
            <text:p>To</text:p>
          </table:table-cell>
          <table:table-cell table:style-name="ce124" office:value-type="string" calcext:value-type="string">
            <text:p>Date</text:p>
          </table:table-cell>
          <table:table-cell table:style-name="ce124" office:value-type="string" calcext:value-type="string">
            <text:p>Time</text:p>
          </table:table-cell>
          <table:table-cell table:style-name="ce124" office:value-type="string" calcext:value-type="string">
            <text:p>Date</text:p>
          </table:table-cell>
          <table:table-cell table:style-name="ce124" office:value-type="string" calcext:value-type="string">
            <text:p>Time</text:p>
          </table:table-cell>
          <table:table-cell table:style-name="ce124" office:value-type="string" calcext:value-type="string">
            <text:p>Date</text:p>
          </table:table-cell>
          <table:table-cell table:style-name="ce124" office:value-type="string" calcext:value-type="string">
            <text:p>Time</text:p>
          </table:table-cell>
          <table:table-cell table:style-name="ce124" office:value-type="string" calcext:value-type="string">
            <text:p>Date</text:p>
          </table:table-cell>
          <table:table-cell table:style-name="ce124" office:value-type="string" calcext:value-type="string">
            <text:p>Time</text:p>
          </table:table-cell>
          <table:table-cell table:style-name="ce124" office:value-type="string" calcext:value-type="string">
            <text:p>Date</text:p>
          </table:table-cell>
          <table:table-cell table:style-name="ce124" office:value-type="string" calcext:value-type="string">
            <text:p>Time</text:p>
          </table:table-cell>
          <table:table-cell table:style-name="ce124" office:value-type="string" calcext:value-type="string">
            <text:p>Date</text:p>
          </table:table-cell>
          <table:table-cell table:style-name="ce124" office:value-type="string" calcext:value-type="string">
            <text:p>Time</text:p>
          </table:table-cell>
          <table:table-cell table:style-name="ce161" office:value-type="string" calcext:value-type="string">
            <text:p>Comments</text:p>
          </table:table-cell>
          <table:table-cell table:style-name="ce160" table:number-columns-repeated="1004"/>
        </table:table-row>
        <table:table-row table:style-name="ro5"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Mon</text:p>
          </table:table-cell>
          <table:table-cell table:style-name="ce131" office:value-type="date" office:date-value="2019-12-09" calcext:value-type="date">
            <text:p>12-09</text:p>
          </table:table-cell>
          <table:table-cell table:style-name="ce138" office:value-type="string" calcext:value-type="string">
            <text:p><text:span text:style-name="T18">George Washington &amp; </text:span><text:span text:style-name="T19">Joe Biden – 1/8</text:span></text:p>
          </table:table-cell>
          <table:table-cell table:style-name="ce142" office:value-type="string" calcext:value-type="string">
            <text:p>Colorfully Warm</text:p>
          </table:table-cell>
          <table:table-cell table:style-name="ce146" office:value-type="string" calcext:value-type="string">
            <text:p>VPP book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15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15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15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15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15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156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Mon</text:p>
          </table:table-cell>
          <table:table-cell table:style-name="ce131" office:value-type="date" office:date-value="2019-12-09" calcext:value-type="date">
            <text:p>12-09</text:p>
          </table:table-cell>
          <table:table-cell table:style-name="ce136" office:value-type="string" calcext:value-type="string">
            <text:p>George Washington – Image only – 01a</text:p>
          </table:table-cell>
          <table:table-cell table:style-name="ce142" office:value-type="string" calcext:value-type="string">
            <text:p>Colorfully Warm</text:p>
          </table:table-cell>
          <table:table-cell table:style-name="ce147" office:value-type="string" calcext:value-type="string">
            <text:p>image on so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15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15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15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15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15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156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20" office:value-type="float" office:value="3" calcext:value-type="float">
            <text:p>3</text:p>
          </table:table-cell>
          <table:table-cell table:style-name="ce126" office:value-type="float" office:value="2" calcext:value-type="float">
            <text:p>2</text:p>
          </table:table-cell>
          <table:table-cell table:style-name="ce125" office:value-type="string" calcext:value-type="string">
            <text:p>Tue</text:p>
          </table:table-cell>
          <table:table-cell table:style-name="ce131" office:value-type="date" office:date-value="2019-12-10" calcext:value-type="date">
            <text:p>12-10</text:p>
          </table:table-cell>
          <table:table-cell table:style-name="ce136" office:value-type="string" calcext:value-type="string">
            <text:p>Joe Biden – image only – 01b</text:p>
          </table:table-cell>
          <table:table-cell table:style-name="ce142" office:value-type="string" calcext:value-type="string">
            <text:p>Colorfully Warm</text:p>
          </table:table-cell>
          <table:table-cell table:style-name="ce146" office:value-type="string" calcext:value-type="string">
            <text:p>VPP book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20" office:value-type="float" office:value="4" calcext:value-type="float">
            <text:p>4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string" calcext:value-type="string">
            <text:p>Tue</text:p>
          </table:table-cell>
          <table:table-cell table:style-name="ce131" office:value-type="date" office:date-value="2019-12-10" calcext:value-type="date">
            <text:p>12-10</text:p>
          </table:table-cell>
          <table:table-cell table:style-name="ce136" office:value-type="string" calcext:value-type="string">
            <text:p>Amy Klobuchar – image only – 01c</text:p>
          </table:table-cell>
          <table:table-cell table:style-name="ce142" office:value-type="string" calcext:value-type="string">
            <text:p>Colorfully Warm</text:p>
          </table:table-cell>
          <table:table-cell table:style-name="ce146" office:value-type="string" calcext:value-type="string">
            <text:p>VPP book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0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20" table:number-columns-repeated="3"/>
          <table:table-cell table:style-name="ce132"/>
          <table:table-cell table:style-name="Default" table:number-columns-repeated="3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20" office:value-type="float" office:value="5" calcext:value-type="float">
            <text:p>5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string" calcext:value-type="string">
            <text:p>Wed</text:p>
          </table:table-cell>
          <table:table-cell table:style-name="ce133" office:value-type="date" office:date-value="2019-12-11" calcext:value-type="date">
            <text:p>12-11</text:p>
          </table:table-cell>
          <table:table-cell table:style-name="ce139" office:value-type="string" calcext:value-type="string">
            <text:p><text:span text:style-name="T18">Alexander Hamilton &amp; </text:span><text:span text:style-name="T19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46" office:value-type="string" calcext:value-type="string">
            <text:p>VPP book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" calcext:value-type="float">
            <text:p>3</text:p>
          </table:table-cell>
          <table:table-cell table:style-name="ce126" office:value-type="string" calcext:value-type="string">
            <text:p>Wed</text:p>
          </table:table-cell>
          <table:table-cell table:style-name="ce13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47" office:value-type="string" calcext:value-type="string">
            <text:p>image on so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0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4" calcext:value-type="float">
            <text:p>4</text:p>
          </table:table-cell>
          <table:table-cell table:style-name="ce126" office:value-type="string" calcext:value-type="string">
            <text:p>Thu</text:p>
          </table:table-cell>
          <table:table-cell table:style-name="ce13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46" office:value-type="string" calcext:value-type="string">
            <text:p>VPP book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22" table:number-columns-repeated="3"/>
          <table:table-cell table:style-name="ce134"/>
          <table:table-cell table:style-name="ce140" table:number-columns-repeated="3"/>
          <table:table-cell table:style-name="ce152"/>
          <table:table-cell table:style-name="ce158"/>
          <table:table-cell table:style-name="ce152"/>
          <table:table-cell table:style-name="ce158"/>
          <table:table-cell table:style-name="ce152"/>
          <table:table-cell table:style-name="ce158"/>
          <table:table-cell table:style-name="ce152"/>
          <table:table-cell table:style-name="ce158"/>
          <table:table-cell table:style-name="ce152"/>
          <table:table-cell table:style-name="ce158"/>
          <table:table-cell table:style-name="ce140"/>
          <table:table-cell table:style-name="ce158"/>
          <table:table-cell table:style-name="ce140" table:number-columns-repeated="1005"/>
        </table:table-row>
        <table:table-row table:style-name="ro7">
          <table:table-cell table:style-name="ce120" office:value-type="float" office:value="8" calcext:value-type="float">
            <text:p>8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Thu</text:p>
          </table:table-cell>
          <table:table-cell table:style-name="ce133" office:value-type="date" office:date-value="2019-12-12" calcext:value-type="date">
            <text:p>12-12</text:p>
          </table:table-cell>
          <table:table-cell table:style-name="ce13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46" office:value-type="string" calcext:value-type="string">
            <text:p>VPP book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20" office:value-type="float" office:value="9" calcext:value-type="float">
            <text:p>9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Thu</text:p>
          </table:table-cell>
          <table:table-cell table:style-name="ce13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47" office:value-type="string" calcext:value-type="string">
            <text:p>image on so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0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20" office:value-type="float" office:value="10" calcext:value-type="float">
            <text:p>10</text:p>
          </table:table-cell>
          <table:table-cell table:style-name="ce122" office:value-type="float" office:value="5" calcext:value-type="float">
            <text:p>5</text:p>
          </table:table-cell>
          <table:table-cell table:style-name="ce120" office:value-type="string" calcext:value-type="string">
            <text:p>Fri</text:p>
          </table:table-cell>
          <table:table-cell table:style-name="ce13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46" office:value-type="string" calcext:value-type="string">
            <text:p>VPP book</text:p>
          </table:table-cell>
          <table:table-cell table:style-name="ce150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0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0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0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0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0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20" office:value-type="float" office:value="11" calcext:value-type="float">
            <text:p>11</text:p>
          </table:table-cell>
          <table:table-cell table:style-name="ce122" office:value-type="float" office:value="5" calcext:value-type="float">
            <text:p>5</text:p>
          </table:table-cell>
          <table:table-cell table:style-name="ce120" office:value-type="string" calcext:value-type="string">
            <text:p>Sat</text:p>
          </table:table-cell>
          <table:table-cell table:style-name="ce13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46" office:value-type="string" calcext:value-type="string">
            <text:p>VPP book</text:p>
          </table:table-cell>
          <table:table-cell table:style-name="ce150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0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0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0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0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0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20"/>
          <table:table-cell table:style-name="ce122"/>
          <table:table-cell table:style-name="ce120"/>
          <table:table-cell table:style-name="ce132"/>
          <table:table-cell table:number-columns-repeated="2"/>
          <table:table-cell table:style-name="ce146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20" table:number-columns-repeated="3"/>
          <table:table-cell table:style-name="ce132"/>
          <table:table-cell table:style-name="Default" table:number-columns-repeated="3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20" office:value-type="float" office:value="12" calcext:value-type="float">
            <text:p>12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string" calcext:value-type="string">
            <text:p>Mon</text:p>
          </table:table-cell>
          <table:table-cell table:style-name="ce133" office:value-type="date" office:date-value="2019-12-16" calcext:value-type="date">
            <text:p>12-16</text:p>
          </table:table-cell>
          <table:table-cell table:style-name="ce139" office:value-type="string" calcext:value-type="string">
            <text:p><text:span text:style-name="T18">Patrick Henry &amp; </text:span><text:span text:style-name="T19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46" office:value-type="string" calcext:value-type="string">
            <text:p>VPP book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20" office:value-type="float" office:value="13" calcext:value-type="float">
            <text:p>13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string" calcext:value-type="string">
            <text:p>Mon</text:p>
          </table:table-cell>
          <table:table-cell table:style-name="ce13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47" office:value-type="string" calcext:value-type="string">
            <text:p>image on so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0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string" calcext:value-type="string">
            <text:p>Tue</text:p>
          </table:table-cell>
          <table:table-cell table:style-name="ce13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46" office:value-type="string" calcext:value-type="string">
            <text:p>VPP book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20"/>
          <table:table-cell table:style-name="ce126" table:number-columns-repeated="2"/>
          <table:table-cell table:style-name="ce133"/>
          <table:table-cell table:number-columns-repeated="3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string" calcext:value-type="string">
            <text:p>Tue</text:p>
          </table:table-cell>
          <table:table-cell table:style-name="ce132" office:value-type="date" office:date-value="2019-12-17" calcext:value-type="date">
            <text:p>12-17</text:p>
          </table:table-cell>
          <table:table-cell table:style-name="ce13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46" office:value-type="string" calcext:value-type="string">
            <text:p>VPP book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0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20" office:value-type="float" office:value="16" calcext:value-type="float">
            <text:p>16</text:p>
          </table:table-cell>
          <table:table-cell table:style-name="ce126" office:value-type="float" office:value="8" calcext:value-type="float">
            <text:p>8</text:p>
          </table:table-cell>
          <table:table-cell table:style-name="ce126" office:value-type="string" calcext:value-type="string">
            <text:p>Wed</text:p>
          </table:table-cell>
          <table:table-cell table:style-name="ce13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47" office:value-type="string" calcext:value-type="string">
            <text:p>image on so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20" office:value-type="float" office:value="17" calcext:value-type="float">
            <text:p>17</text:p>
          </table:table-cell>
          <table:table-cell table:style-name="ce126" office:value-type="float" office:value="8" calcext:value-type="float">
            <text:p>8</text:p>
          </table:table-cell>
          <table:table-cell table:style-name="ce126" office:value-type="string" calcext:value-type="string">
            <text:p>Wed</text:p>
          </table:table-cell>
          <table:table-cell table:style-name="ce13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46" office:value-type="string" calcext:value-type="string">
            <text:p>VPP book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0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string" calcext:value-type="string">
            <text:p>Thu</text:p>
          </table:table-cell>
          <table:table-cell table:style-name="ce13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46" office:value-type="string" calcext:value-type="string">
            <text:p>VPP book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string" calcext:value-type="string">
            <text:p>Thu</text:p>
          </table:table-cell>
          <table:table-cell table:style-name="ce13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46" office:value-type="string" calcext:value-type="string">
            <text:p>VPP book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7" office:value-type="time" office:time-value="PT21H30M00S" calcext:value-type="time">
            <text:p>09:3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7" office:value-type="time" office:time-value="PT21H30M00S" calcext:value-type="time">
            <text:p>09:3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7" office:value-type="time" office:time-value="PT21H30M00S" calcext:value-type="time">
            <text:p>09:3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7" office:value-type="time" office:time-value="PT21H30M00S" calcext:value-type="time">
            <text:p>09:3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7" office:value-type="time" office:time-value="PT21H30M00S" calcext:value-type="time">
            <text:p>09:30 PM</text:p>
          </table:table-cell>
          <table:table-cell table:style-name="ce150" office:value-type="date" office:date-value="2019-12-19" calcext:value-type="date">
            <text:p>2019-12-19</text:p>
          </table:table-cell>
          <table:table-cell table:style-name="ce157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10" calcext:value-type="float">
            <text:p>10</text:p>
          </table:table-cell>
          <table:table-cell table:style-name="ce126" office:value-type="string" calcext:value-type="string">
            <text:p>Fri</text:p>
          </table:table-cell>
          <table:table-cell table:style-name="ce13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46" office:value-type="string" calcext:value-type="string">
            <text:p>VPP book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7" office:value-type="time" office:time-value="PT10H15M00S" calcext:value-type="time">
            <text:p>10:15 A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7" office:value-type="time" office:time-value="PT10H15M00S" calcext:value-type="time">
            <text:p>10:15 A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7" office:value-type="time" office:time-value="PT10H15M00S" calcext:value-type="time">
            <text:p>10:15 A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7" office:value-type="time" office:time-value="PT10H15M00S" calcext:value-type="time">
            <text:p>10:15 A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7" office:value-type="time" office:time-value="PT10H15M00S" calcext:value-type="time">
            <text:p>10:15 A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7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20" office:value-type="float" office:value="21" calcext:value-type="float">
            <text:p>21</text:p>
          </table:table-cell>
          <table:table-cell table:style-name="ce120" office:value-type="float" office:value="10" calcext:value-type="float">
            <text:p>10</text:p>
          </table:table-cell>
          <table:table-cell table:style-name="ce126" office:value-type="string" calcext:value-type="string">
            <text:p>Fri</text:p>
          </table:table-cell>
          <table:table-cell table:style-name="ce13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46" office:value-type="string" calcext:value-type="string">
            <text:p>VPP book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7" office:value-type="time" office:time-value="PT15H15M00S" calcext:value-type="time">
            <text:p>03:15 P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7" office:value-type="time" office:time-value="PT15H15M00S" calcext:value-type="time">
            <text:p>03:15 P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7" office:value-type="time" office:time-value="PT15H15M00S" calcext:value-type="time">
            <text:p>03:15 P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7" office:value-type="time" office:time-value="PT15H15M00S" calcext:value-type="time">
            <text:p>03:15 P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7" office:value-type="time" office:time-value="PT15H15M00S" calcext:value-type="time">
            <text:p>03:15 PM</text:p>
          </table:table-cell>
          <table:table-cell table:style-name="ce150" office:value-type="date" office:date-value="2019-12-20" calcext:value-type="date">
            <text:p>2019-12-20</text:p>
          </table:table-cell>
          <table:table-cell table:style-name="ce157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20" table:number-columns-repeated="2"/>
          <table:table-cell table:style-name="ce126"/>
          <table:table-cell table:style-name="ce133"/>
          <table:table-cell table:number-columns-repeated="2"/>
          <table:table-cell table:style-name="ce146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20" table:number-columns-repeated="3"/>
          <table:table-cell table:style-name="ce132"/>
          <table:table-cell table:style-name="Default" table:number-columns-repeated="3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22" office:value-type="float" office:value="22" calcext:value-type="float">
            <text:p>22</text:p>
          </table:table-cell>
          <table:table-cell table:style-name="ce127" office:value-type="float" office:value="11" calcext:value-type="float">
            <text:p>11</text:p>
          </table:table-cell>
          <table:table-cell table:style-name="ce126" office:value-type="string" calcext:value-type="string">
            <text:p>Mon</text:p>
          </table:table-cell>
          <table:table-cell table:style-name="ce133" office:value-type="date" office:date-value="2019-12-23" calcext:value-type="date">
            <text:p>12-23</text:p>
          </table:table-cell>
          <table:table-cell table:style-name="ce141" office:value-type="string" calcext:value-type="string">
            <text:p>Ben Franklin &amp; Cory Booker – 6/8</text:p>
          </table:table-cell>
          <table:table-cell table:style-name="ce144" office:value-type="string" calcext:value-type="string">
            <text:p>Lifelong Learners’</text:p>
          </table:table-cell>
          <table:table-cell table:style-name="ce147" office:value-type="string" calcext:value-type="string">
            <text:p>image on so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8" office:value-type="time" office:time-value="PT12H10M00S" calcext:value-type="time">
            <text:p>12:10 P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8" office:value-type="time" office:time-value="PT12H10M00S" calcext:value-type="time">
            <text:p>12:10 P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8" office:value-type="time" office:time-value="PT12H10M00S" calcext:value-type="time">
            <text:p>12:10 P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8" office:value-type="time" office:time-value="PT12H10M00S" calcext:value-type="time">
            <text:p>12:10 P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8" office:value-type="time" office:time-value="PT12H10M00S" calcext:value-type="time">
            <text:p>12:10 P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8" office:value-type="time" office:time-value="PT12H10M00S" calcext:value-type="time">
            <text:p>12:10 PM</text:p>
          </table:table-cell>
          <table:table-cell table:style-name="ce140" office:value-type="string" calcext:value-type="string">
            <text:p>seeourminds.com/image/4900-politicians-founding_fathers/4902/</text:p>
          </table:table-cell>
          <table:table-cell table:style-name="ce140" table:number-columns-repeated="1004"/>
        </table:table-row>
        <table:table-row table:style-name="ro7">
          <table:table-cell table:style-name="ce120" office:value-type="float" office:value="23" calcext:value-type="float">
            <text:p>23</text:p>
          </table:table-cell>
          <table:table-cell table:style-name="ce126" office:value-type="float" office:value="11" calcext:value-type="float">
            <text:p>11</text:p>
          </table:table-cell>
          <table:table-cell table:style-name="ce126" office:value-type="string" calcext:value-type="string">
            <text:p>Mon</text:p>
          </table:table-cell>
          <table:table-cell table:style-name="ce13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47" office:value-type="string" calcext:value-type="string">
            <text:p>image on so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7" office:value-type="time" office:time-value="PT21H50M00S" calcext:value-type="time">
            <text:p>09:50 P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7" office:value-type="time" office:time-value="PT21H50M00S" calcext:value-type="time">
            <text:p>09:50 P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7" office:value-type="time" office:time-value="PT21H50M00S" calcext:value-type="time">
            <text:p>09:50 P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7" office:value-type="time" office:time-value="PT21H50M00S" calcext:value-type="time">
            <text:p>09:50 PM</text:p>
          </table:table-cell>
          <table:table-cell table:style-name="ce153" office:value-type="date" office:date-value="2019-12-23" calcext:value-type="date">
            <text:p>2019-12-23</text:p>
          </table:table-cell>
          <table:table-cell table:style-name="ce157" office:value-type="time" office:time-value="PT21H50M00S" calcext:value-type="time">
            <text:p>09:5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7" office:value-type="time" office:time-value="PT15H50M00S" calcext:value-type="time">
            <text:p>03:50 PM</text:p>
          </table:table-cell>
          <table:table-cell table:style-name="ce140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20" office:value-type="float" office:value="24" calcext:value-type="float">
            <text:p>24</text:p>
          </table:table-cell>
          <table:table-cell table:style-name="ce126" office:value-type="float" office:value="12" calcext:value-type="float">
            <text:p>12</text:p>
          </table:table-cell>
          <table:table-cell table:style-name="ce120" office:value-type="string" calcext:value-type="string">
            <text:p>Tue</text:p>
          </table:table-cell>
          <table:table-cell table:style-name="ce13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46" office:value-type="string" calcext:value-type="string">
            <text:p>VPP book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7" office:value-type="time" office:time-value="PT15H50M00S" calcext:value-type="time">
            <text:p>03:5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7" office:value-type="time" office:time-value="PT15H50M00S" calcext:value-type="time">
            <text:p>03:5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7" office:value-type="time" office:time-value="PT15H50M00S" calcext:value-type="time">
            <text:p>03:5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7" office:value-type="time" office:time-value="PT15H50M00S" calcext:value-type="time">
            <text:p>03:5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7" office:value-type="time" office:time-value="PT15H50M00S" calcext:value-type="time">
            <text:p>03:5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7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20"/>
          <table:table-cell table:style-name="ce126" table:number-columns-repeated="2"/>
          <table:table-cell table:style-name="ce133"/>
          <table:table-cell table:number-columns-repeated="3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20" office:value-type="float" office:value="25" calcext:value-type="float">
            <text:p>25</text:p>
          </table:table-cell>
          <table:table-cell table:style-name="ce126" office:value-type="float" office:value="12" calcext:value-type="float">
            <text:p>12</text:p>
          </table:table-cell>
          <table:table-cell table:style-name="ce120" office:value-type="string" calcext:value-type="string">
            <text:p>Tue</text:p>
          </table:table-cell>
          <table:table-cell table:style-name="ce132" office:value-type="date" office:date-value="2019-12-24" calcext:value-type="date">
            <text:p>12-24</text:p>
          </table:table-cell>
          <table:table-cell table:style-name="ce139" office:value-type="string" calcext:value-type="string">
            <text:p><text:span text:style-name="T18">Daenerys Stormborn &amp; </text:span><text:span text:style-name="T19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46" office:value-type="string" calcext:value-type="string">
            <text:p>VPP book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7" office:value-type="time" office:time-value="PT18H40M00S" calcext:value-type="time">
            <text:p>06:4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7" office:value-type="time" office:time-value="PT18H40M00S" calcext:value-type="time">
            <text:p>06:4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7" office:value-type="time" office:time-value="PT18H40M00S" calcext:value-type="time">
            <text:p>06:4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7" office:value-type="time" office:time-value="PT18H40M00S" calcext:value-type="time">
            <text:p>06:4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7" office:value-type="time" office:time-value="PT18H40M00S" calcext:value-type="time">
            <text:p>06:40 PM</text:p>
          </table:table-cell>
          <table:table-cell table:style-name="ce150" office:value-type="date" office:date-value="2019-12-24" calcext:value-type="date">
            <text:p>2019-12-24</text:p>
          </table:table-cell>
          <table:table-cell table:style-name="ce157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20" office:value-type="float" office:value="26" calcext:value-type="float">
            <text:p>26</text:p>
          </table:table-cell>
          <table:table-cell table:style-name="ce126" office:value-type="float" office:value="13" calcext:value-type="float">
            <text:p>13</text:p>
          </table:table-cell>
          <table:table-cell table:style-name="ce126" office:value-type="string" calcext:value-type="string">
            <text:p>Wed</text:p>
          </table:table-cell>
          <table:table-cell table:style-name="ce13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47" office:value-type="string" calcext:value-type="string">
            <text:p>image on so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7" office:value-type="time" office:time-value="PT13H00M00S" calcext:value-type="time">
            <text:p>01:00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7" office:value-type="time" office:time-value="PT13H00M00S" calcext:value-type="time">
            <text:p>01:00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7" office:value-type="time" office:time-value="PT13H00M00S" calcext:value-type="time">
            <text:p>01:00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7" office:value-type="time" office:time-value="PT13H00M00S" calcext:value-type="time">
            <text:p>01:00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7" office:value-type="time" office:time-value="PT13H00M00S" calcext:value-type="time">
            <text:p>01:00 PM</text:p>
          </table:table-cell>
          <table:table-cell table:style-name="ce150" office:value-type="date" office:date-value="2019-12-25" calcext:value-type="date">
            <text:p>2019-12-25</text:p>
          </table:table-cell>
          <table:table-cell table:style-name="ce157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20" office:value-type="float" office:value="27" calcext:value-type="float">
            <text:p>27</text:p>
          </table:table-cell>
          <table:table-cell table:style-name="ce126" office:value-type="float" office:value="13" calcext:value-type="float">
            <text:p>13</text:p>
          </table:table-cell>
          <table:table-cell table:style-name="ce126" office:value-type="string" calcext:value-type="string">
            <text:p>Wed</text:p>
          </table:table-cell>
          <table:table-cell table:style-name="ce13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46" office:value-type="string" calcext:value-type="string">
            <text:p>VPP book</text:p>
          </table:table-cell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20"/>
          <table:table-cell table:style-name="ce126" table:number-columns-repeated="2"/>
          <table:table-cell table:style-name="ce133"/>
          <table:table-cell table:number-columns-repeated="2"/>
          <table:table-cell table:style-name="ce146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20" office:value-type="float" office:value="28" calcext:value-type="float">
            <text:p>28</text:p>
          </table:table-cell>
          <table:table-cell table:style-name="ce126" office:value-type="float" office:value="14" calcext:value-type="float">
            <text:p>14</text:p>
          </table:table-cell>
          <table:table-cell table:style-name="ce120" office:value-type="string" calcext:value-type="string">
            <text:p>Thu</text:p>
          </table:table-cell>
          <table:table-cell table:style-name="ce132" office:value-type="date" office:date-value="2019-12-26" calcext:value-type="date">
            <text:p>12-26</text:p>
          </table:table-cell>
          <table:table-cell table:style-name="ce13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20" office:value-type="float" office:value="29" calcext:value-type="float">
            <text:p>29</text:p>
          </table:table-cell>
          <table:table-cell table:style-name="ce126" office:value-type="float" office:value="14" calcext:value-type="float">
            <text:p>14</text:p>
          </table:table-cell>
          <table:table-cell table:style-name="ce120" office:value-type="string" calcext:value-type="string">
            <text:p>Thu</text:p>
          </table:table-cell>
          <table:table-cell table:style-name="ce13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22" office:value-type="float" office:value="30" calcext:value-type="float">
            <text:p>30</text:p>
          </table:table-cell>
          <table:table-cell table:style-name="ce126" office:value-type="float" office:value="15" calcext:value-type="float">
            <text:p>15</text:p>
          </table:table-cell>
          <table:table-cell table:style-name="ce126" office:value-type="string" calcext:value-type="string">
            <text:p>Fri</text:p>
          </table:table-cell>
          <table:table-cell table:style-name="ce13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46" office:value-type="string" calcext:value-type="string">
            <text:p>VPP book</text:p>
          </table:table-cell>
          <table:table-cell table:style-name="ce152"/>
          <table:table-cell table:style-name="ce158"/>
          <table:table-cell table:style-name="ce152"/>
          <table:table-cell table:style-name="ce158"/>
          <table:table-cell table:style-name="ce152"/>
          <table:table-cell table:style-name="ce158"/>
          <table:table-cell table:style-name="ce152"/>
          <table:table-cell table:style-name="ce158"/>
          <table:table-cell table:style-name="ce152"/>
          <table:table-cell table:style-name="ce158"/>
          <table:table-cell table:style-name="ce140"/>
          <table:table-cell table:style-name="ce158"/>
          <table:table-cell table:style-name="ce140" table:number-columns-repeated="1005"/>
        </table:table-row>
        <table:table-row table:style-name="ro7">
          <table:table-cell table:style-name="ce120" office:value-type="float" office:value="31" calcext:value-type="float">
            <text:p>31</text:p>
          </table:table-cell>
          <table:table-cell table:style-name="ce126" office:value-type="float" office:value="15" calcext:value-type="float">
            <text:p>15</text:p>
          </table:table-cell>
          <table:table-cell table:style-name="ce126" office:value-type="string" calcext:value-type="string">
            <text:p>Fri</text:p>
          </table:table-cell>
          <table:table-cell table:style-name="ce13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46" office:value-type="string" calcext:value-type="string">
            <text:p>VPP book</text:p>
          </table:table-cell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20"/>
          <table:table-cell table:style-name="ce126" table:number-columns-repeated="2"/>
          <table:table-cell table:style-name="ce133"/>
          <table:table-cell table:number-columns-repeated="3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20" office:value-type="float" office:value="21.5" calcext:value-type="float">
            <text:p>21.5</text:p>
          </table:table-cell>
          <table:table-cell table:style-name="ce120" office:value-type="float" office:value="10.5" calcext:value-type="float">
            <text:p>10.5</text:p>
          </table:table-cell>
          <table:table-cell table:style-name="ce126" office:value-type="string" calcext:value-type="string">
            <text:p>Sun</text:p>
          </table:table-cell>
          <table:table-cell table:style-name="ce13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46" office:value-type="string" calcext:value-type="string">
            <text:p>groja.com/about</text:p>
          </table:table-cell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20"/>
          <table:table-cell table:style-name="ce126" table:number-columns-repeated="2"/>
          <table:table-cell table:style-name="ce133"/>
          <table:table-cell table:number-columns-repeated="3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4">
          <table:table-cell/>
          <table:table-cell table:style-name="ce126" table:number-columns-repeated="2"/>
          <table:table-cell table:style-name="ce133"/>
          <table:table-cell table:number-columns-repeated="3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 table:style-name="ce151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25">
          <table:table-cell/>
          <table:table-cell table:style-name="ce126" table:number-columns-repeated="2"/>
          <table:table-cell table:number-columns-repeated="5"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5" table:default-cell-style-name="ce74"/>
        <table:table-column table:style-name="co26" table:default-cell-style-name="ce7"/>
        <table:table-column table:style-name="co19" table:default-cell-style-name="Default"/>
        <table:table-column table:style-name="co3" table:number-columns-repeated="1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7" table:default-cell-style-name="Default"/>
        <table:table-row table:style-name="ro1">
          <table:table-cell table:style-name="ce71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72"/>
          <table:table-cell table:style-name="ce31" office:value-type="string" calcext:value-type="string">
            <text:p>Image</text:p>
          </table:table-cell>
          <table:table-cell table:style-name="ce77" office:value-type="string" calcext:value-type="string">
            <text:p>Link</text:p>
          </table:table-cell>
          <table:table-cell table:style-name="ce121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21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79"/>
        </table:table-row>
        <table:table-row table:style-name="ro4">
          <table:table-cell table:style-name="ce73" office:value-type="string" calcext:value-type="string">
            <text:p>Title</text:p>
          </table:table-cell>
          <table:table-cell table:style-name="ce31" office:value-type="string" calcext:value-type="string">
            <text:p>Content</text:p>
          </table:table-cell>
          <table:table-cell table:style-name="ce121" office:value-type="string" calcext:value-type="string">
            <text:p>To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30" office:value-type="string" calcext:value-type="string">
            <text:p>Sell GoT Paperback</text:p>
          </table:table-cell>
          <table:table-cell table:style-name="ce34" office:value-type="string" calcext:value-type="string">
            <text:p>few-off</text:p>
          </table:table-cell>
          <table:table-cell table:number-columns-repeated="12" table:style-name="ce34" office:value-type="string" calcext:value-type="string">
            <text:p>N/A</text:p>
          </table:table-cell>
          <table:table-cell table:style-name="ce168" office:value-type="string" calcext:value-type="string">
            <text:p>See few_offs posts sheet</text:p>
          </table:table-cell>
        </table:table-row>
        <table:table-row table:style-name="ro4">
          <table:table-cell table:style-name="ce71"/>
          <table:table-cell table:style-name="Default"/>
          <table:table-cell table:style-name="ce30"/>
          <table:table-cell table:style-name="ce121" table:number-columns-repeated="12"/>
          <table:table-cell table:style-name="ce41"/>
        </table:table-row>
        <table:table-row table:style-name="ro7">
          <table:table-cell table:style-name="ce163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34" office:value-type="string" calcext:value-type="string">
            <text:p>few-off</text:p>
          </table:table-cell>
          <table:table-cell table:number-columns-repeated="12" table:style-name="ce34" office:value-type="string" calcext:value-type="string">
            <text:p>N/A</text:p>
          </table:table-cell>
          <table:table-cell table:style-name="ce168" office:value-type="string" calcext:value-type="string">
            <text:p>See few_offs posts sheet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64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office:forms form:automatic-focus="false" form:apply-design-mode="false"/>
        <table:table-column table:style-name="co28" table:default-cell-style-name="Default"/>
        <table:table-column table:style-name="co28" table:default-cell-style-name="ce29"/>
        <table:table-column table:style-name="co29" table:default-cell-style-name="Default"/>
        <table:table-column table:style-name="co30" table:default-cell-style-name="ce21"/>
        <table:table-column table:style-name="co3" table:default-cell-style-name="Default"/>
        <table:table-column table:style-name="co3" table:default-cell-style-name="ce21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121" office:value-type="string" calcext:value-type="string">
            <text:p>Seq.</text:p>
          </table:table-cell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121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21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121" office:value-type="string" calcext:value-type="string">
            <text:p>No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121" office:value-type="string" calcext:value-type="string">
            <text:p>To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table:style-name="ce163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41"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72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72" office:value-type="string" calcext:value-type="string">
            <text:p>Mon. 01/27/2020</text:p>
          </table:table-cell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43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4">
          <table:table-cell table:style-name="ce169" office:value-type="string" calcext:value-type="string">
            <text:p>got_christmas</text:p>
          </table:table-cell>
          <table:table-cell table:style-name="ce170"/>
          <table:table-cell table:style-name="ce171" office:value-type="string" calcext:value-type="string">
            <text:p>Card</text:p>
          </table:table-cell>
          <table:table-cell table:style-name="ce173" office:value-type="string" calcext:value-type="string">
            <text:p>People</text:p>
          </table:table-cell>
          <table:table-cell table:style-name="ce121" table:number-columns-repeated="13"/>
          <table:table-cell/>
        </table:table-row>
        <table:table-row table:style-name="ro5">
          <table:table-cell/>
          <table:table-cell table:style-name="ce45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<text:s/>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43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43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43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36" table:default-cell-style-name="ce80"/>
        <table:table-column table:style-name="co37" table:default-cell-style-name="ce21"/>
        <table:table-column table:style-name="co38" table:default-cell-style-name="ce83"/>
        <table:table-column table:style-name="co39" table:default-cell-style-name="ce76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39" table:number-columns-repeated="3" table:default-cell-style-name="ce20"/>
        <table:table-column table:style-name="co42" table:number-columns-repeated="2" table:default-cell-style-name="ce20"/>
        <table:table-column table:style-name="co44" table:default-cell-style-name="ce20"/>
        <table:table-column table:style-name="co33" table:default-cell-style-name="ce20"/>
        <table:table-column table:style-name="co45" table:default-cell-style-name="ce9"/>
        <table:table-column table:style-name="co3" table:number-columns-repeated="1007" table:default-cell-style-name="Default"/>
        <table:table-row table:style-name="ro1">
          <table:table-cell table:number-columns-repeated="6"/>
          <table:table-cell table:style-name="ce3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7"/>
          <table:table-cell table:number-columns-repeated="2"/>
          <table:table-cell table:style-name="ce31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121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21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  <table:table-cell table:number-columns-repeated="1007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o.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121" office:value-type="string" calcext:value-type="string">
            <text:p>To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7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30"/>
          <table:table-cell table:style-name="ce32"/>
          <table:table-cell table:style-name="ce78"/>
          <table:table-cell table:style-name="ce121" table:number-columns-repeated="10"/>
          <table:table-cell table:style-name="ce41"/>
          <table:table-cell table:number-columns-repeated="1007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121" table:number-columns-repeated="10"/>
          <table:table-cell table:style-name="ce41"/>
          <table:table-cell table:number-columns-repeated="1007"/>
        </table:table-row>
        <table:table-row table:style-name="ro4">
          <table:table-cell table:style-name="ce81"/>
          <table:table-cell office:value-type="float" office:value="2" calcext:value-type="float">
            <text:p>2</text:p>
          </table:table-cell>
          <table:table-cell table:style-name="ce75" office:value-type="string" calcext:value-type="string">
            <text:p>The process evolves over time – Tom H 1987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121" table:number-columns-repeated="10"/>
          <table:table-cell table:style-name="ce41"/>
          <table:table-cell table:number-columns-repeated="1007"/>
        </table:table-row>
        <table:table-row table:style-name="ro4">
          <table:table-cell table:style-name="ce81"/>
          <table:table-cell office:value-type="float" office:value="3" calcext:value-type="float">
            <text:p>3</text:p>
          </table:table-cell>
          <table:table-cell table:style-name="ce75" office:value-type="string" calcext:value-type="string">
            <text:p>Tom H 1987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21" table:number-columns-repeated="10"/>
          <table:table-cell table:style-name="ce41"/>
          <table:table-cell table:number-columns-repeated="1007"/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75" office:value-type="string" calcext:value-type="string">
            <text:p>Step 1 – Research the Person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table:style-name="ce75" office:value-type="string" calcext:value-type="string">
            <text:p>Research the Person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table:style-name="ce75" office:value-type="string" calcext:value-type="string">
            <text:p>Friends → TV → Books – Alexander Hamilton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table:style-name="ce75" office:value-type="string" calcext:value-type="string">
            <text:p>Alexander Hamilton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office:value-type="float" office:value="2" calcext:value-type="float">
            <text:p>2</text:p>
          </table:table-cell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8" calcext:value-type="float">
            <text:p>8</text:p>
          </table:table-cell>
          <table:table-cell table:style-name="ce75" office:value-type="string" calcext:value-type="string">
            <text:p>Step 2 – Answer a Questionnaire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9" calcext:value-type="float">
            <text:p>9</text:p>
          </table:table-cell>
          <table:table-cell table:style-name="ce75" office:value-type="string" calcext:value-type="string">
            <text:p>Answer a Questionnaire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table:style-name="ce75" office:value-type="string" calcext:value-type="string">
            <text:p>Mention the MBTI – Tom H MBTI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1" calcext:value-type="float">
            <text:p>11</text:p>
          </table:table-cell>
          <table:table-cell table:style-name="ce75" office:value-type="string" calcext:value-type="string">
            <text:p>Tom H MBTI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table:style-name="ce75" office:value-type="string" calcext:value-type="string">
            <text:p>Made the questionnaire my own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7">
          <table:table-cell table:style-name="ce82" office:value-type="float" office:value="3" calcext:value-type="float">
            <text:p>3</text:p>
          </table:table-cell>
          <table:table-cell/>
          <table:table-cell table:style-name="ce75"/>
          <table:table-cell table:style-name="ce85"/>
          <table:table-cell table:style-name="ce30"/>
          <table:table-cell table:number-columns-repeated="10"/>
          <table:table-cell table:style-name="ce20"/>
          <table:table-cell table:number-columns-repeated="1007"/>
        </table:table-row>
        <table:table-row table:style-name="ro7">
          <table:table-cell table:style-name="ce82"/>
          <table:table-cell office:value-type="float" office:value="13" calcext:value-type="float">
            <text:p>13</text:p>
          </table:table-cell>
          <table:table-cell table:style-name="ce75" office:value-type="string" calcext:value-type="string">
            <text:p>Step 3 – Draw the Image</text:p>
          </table:table-cell>
          <table:table-cell table:style-name="ce85" office:value-type="string" calcext:value-type="string">
            <text:p>S</text:p>
          </table:table-cell>
          <table:table-cell table:style-name="ce86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7"/>
        </table:table-row>
        <table:table-row table:style-name="ro5">
          <table:table-cell/>
          <table:table-cell office:value-type="float" office:value="14" calcext:value-type="float">
            <text:p>14</text:p>
          </table:table-cell>
          <table:table-cell table:style-name="ce30" office:value-type="string" calcext:value-type="string">
            <text:p>Draw the Image</text:p>
          </table:table-cell>
          <table:table-cell table:style-name="ce85" office:value-type="string" calcext:value-type="string">
            <text:p>L</text:p>
          </table:table-cell>
          <table:table-cell table:style-name="ce86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7"/>
        </table:table-row>
        <table:table-row table:style-name="ro4">
          <table:table-cell table:style-name="ce81"/>
          <table:table-cell office:value-type="float" office:value="15" calcext:value-type="float">
            <text:p>15</text:p>
          </table:table-cell>
          <table:table-cell table:style-name="ce75" office:value-type="string" calcext:value-type="string">
            <text:p>It’s Lonely at the Top – Thomas Jefferson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7"/>
        </table:table-row>
        <table:table-row table:style-name="ro4">
          <table:table-cell table:style-name="ce81"/>
          <table:table-cell office:value-type="float" office:value="16" calcext:value-type="float">
            <text:p>16</text:p>
          </table:table-cell>
          <table:table-cell table:style-name="ce75" office:value-type="string" calcext:value-type="string">
            <text:p>Thomas Jefferson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7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7" calcext:value-type="float">
            <text:p>17</text:p>
          </table:table-cell>
          <table:table-cell table:style-name="ce75" office:value-type="string" calcext:value-type="string">
            <text:p>Step 4 – Post Them on the Web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8" calcext:value-type="float">
            <text:p>18</text:p>
          </table:table-cell>
          <table:table-cell table:style-name="ce75" office:value-type="string" calcext:value-type="string">
            <text:p>Post Them on the Web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19" calcext:value-type="float">
            <text:p>19</text:p>
          </table:table-cell>
          <table:table-cell table:style-name="ce75" office:value-type="string" calcext:value-type="string">
            <text:p>SeeOurminds vs. Artsyvisions – Mulder &amp; Scully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0" calcext:value-type="float">
            <text:p>20</text:p>
          </table:table-cell>
          <table:table-cell table:style-name="ce75" office:value-type="string" calcext:value-type="string">
            <text:p>Mulder &amp; Scully combo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1" calcext:value-type="float">
            <text:p>21</text:p>
          </table:table-cell>
          <table:table-cell table:style-name="ce75" office:value-type="string" calcext:value-type="string">
            <text:p>Step 5 – Write About Them in Ebooks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2" calcext:value-type="float">
            <text:p>22</text:p>
          </table:table-cell>
          <table:table-cell table:style-name="ce75" office:value-type="string" calcext:value-type="string">
            <text:p>Write About Them in Ebooks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3" calcext:value-type="float">
            <text:p>23</text:p>
          </table:table-cell>
          <table:table-cell table:style-name="ce75" office:value-type="string" calcext:value-type="string">
            <text:p>Images can be difficult – Donald &amp; Steve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table:style-name="ce75" office:value-type="string" calcext:value-type="string">
            <text:p>Donald &amp; Steve combo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5" calcext:value-type="float">
            <text:p>25</text:p>
          </table:table-cell>
          <table:table-cell table:style-name="ce75" office:value-type="string" calcext:value-type="string">
            <text:p>Step 6 – Post to Social Sites</text:p>
          </table:table-cell>
          <table:table-cell table:style-name="ce85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/>
          <table:table-cell office:value-type="float" office:value="26" calcext:value-type="float">
            <text:p>26</text:p>
          </table:table-cell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0"/>
          <table:table-cell table:style-name="ce32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style-name="ce26"/>
          <table:table-cell office:value-type="float" office:value="27" calcext:value-type="float">
            <text:p>27</text:p>
          </table:table-cell>
          <table:table-cell table:style-name="ce75" office:value-type="string" calcext:value-type="string">
            <text:p>Summary – Tom W Hartung 2019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style-name="ce26"/>
          <table:table-cell office:value-type="float" office:value="28" calcext:value-type="float">
            <text:p>28</text:p>
          </table:table-cell>
          <table:table-cell table:style-name="ce75" office:value-type="string" calcext:value-type="string">
            <text:p>Tom W Hartung 2019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7">
          <table:table-cell table:style-name="Default"/>
          <table:table-cell table:style-name="ce10"/>
          <table:table-cell table:style-name="Default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10"/>
          <table:table-cell table:style-name="ce75"/>
          <table:table-cell table:style-name="ce85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7">
          <table:table-cell table:style-name="ce82"/>
          <table:table-cell table:style-name="ce10"/>
          <table:table-cell table:style-name="ce84" office:value-type="string" calcext:value-type="string">
            <text:p>¹<text:span text:style-name="T8"> S=Square, L=Landscape, P=Portrait</text:span></text:p>
          </table:table-cell>
          <table:table-cell table:style-name="ce85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 table:number-rows-repeated="5">
          <table:table-cell table:style-name="ce26"/>
          <table:table-cell table:style-name="ce10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/>
          <table:table-cell table:style-name="ce10"/>
          <table:table-cell table:style-name="ce30"/>
          <table:table-cell table:style-name="ce32"/>
          <table:table-cell table:style-name="ce7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4">
          <table:table-cell table:style-name="ce81"/>
          <table:table-cell table:style-name="ce1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/>
          <table:table-cell table:style-name="ce10"/>
          <table:table-cell table:number-columns-repeated="2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/>
          <table:table-cell table:style-name="ce1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7">
          <table:table-cell table:style-name="ce82"/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2">
          <table:table-cell table:style-name="ce26"/>
          <table:table-cell table:style-name="ce10"/>
          <table:table-cell table:style-name="ce75"/>
          <table:table-cell table:style-name="ce85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 table:number-rows-repeated="4">
          <table:table-cell table:style-name="ce26"/>
          <table:table-cell table:style-name="ce10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 table:style-name="ce26"/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number-columns-repeated="2"/>
          <table:table-cell table:style-name="ce30"/>
          <table:table-cell table:style-name="ce32"/>
          <table:table-cell table:style-name="ce7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4">
          <table:table-cell table:style-name="ce81"/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number-columns-repeated="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2">
          <table:table-cell table:style-name="ce26"/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3">
          <table:table-cell table:number-columns-repeated="2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7" table:number-rows-repeated="4">
          <table:table-cell table:style-name="ce82"/>
          <table:table-cell table:number-columns-repeated="3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7">
          <table:table-cell table:style-name="ce82"/>
          <table:table-cell table:style-name="ce10"/>
          <table:table-cell table:number-columns-repeated="2"/>
          <table:table-cell table:style-name="ce87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7" table:number-rows-repeated="3">
          <table:table-cell table:style-name="ce82"/>
          <table:table-cell table:style-name="ce10"/>
          <table:table-cell table:number-columns-repeated="2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 table:number-rows-repeated="7">
          <table:table-cell table:style-name="ce26"/>
          <table:table-cell table:style-name="ce1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7"/>
        </table:table-row>
        <table:table-row table:style-name="ro5">
          <table:table-cell table:style-name="ce26"/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number-columns-repeated="2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>
          <table:table-cell table:number-columns-repeated="2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52">
          <table:table-cell table:number-columns-repeated="2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29">
          <table:table-cell table:number-columns-repeated="4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47">
          <table:table-cell table:number-columns-repeated="4"/>
          <table:table-cell table:style-name="ce8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50">
          <table:table-cell table:number-columns-repeated="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156">
          <table:table-cell table:number-columns-repeated="5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08"/>
        </table:table-row>
        <table:table-row table:style-name="ro5" table:number-rows-repeated="290">
          <table:table-cell table:number-columns-repeated="8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08"/>
        </table:table-row>
        <table:table-row table:style-name="ro5" table:number-rows-repeated="295">
          <table:table-cell table:number-columns-repeated="12"/>
          <table:table-cell table:style-name="ce88"/>
          <table:table-cell/>
          <table:table-cell table:style-name="ce88"/>
          <table:table-cell table:number-columns-repeated="1008"/>
        </table:table-row>
        <table:table-row table:style-name="ro5" table:number-rows-repeated="1047571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ask_and_answer" table:style-name="ta1">
        <office:forms form:automatic-focus="false" form:apply-design-mode="false"/>
        <table:table-column table:style-name="co36" table:default-cell-style-name="ce80"/>
        <table:table-column table:style-name="co46" table:default-cell-style-name="ce83"/>
        <table:table-column table:style-name="co29" table:default-cell-style-name="ce20"/>
        <table:table-column table:style-name="co3" table:number-columns-repeated="10" table:default-cell-style-name="ce20"/>
        <table:table-column table:style-name="co47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1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7" office:value-type="string" calcext:value-type="string">
            <text:p>Link</text:p>
          </table:table-cell>
          <table:table-cell table:style-name="ce121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21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121" office:value-type="string" calcext:value-type="string">
            <text:p>To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121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121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1"/>
          <table:table-cell table:style-name="ce75" office:value-type="string" calcext:value-type="string">
            <text:p>Aspects of process evolve over time – Tom H 1987</text:p>
          </table:table-cell>
          <table:table-cell table:style-name="ce9"/>
          <table:table-cell table:style-name="ce121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2" office:value-type="float" office:value="3" calcext:value-type="float">
            <text:p>3</text:p>
          </table:table-cell>
          <table:table-cell table:style-name="ce75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12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1"/>
          <table:table-cell table:style-name="ce7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12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1"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5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2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12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1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2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12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1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2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2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2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8"/>
          <table:table-cell/>
          <table:table-cell table:style-name="ce88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office:forms form:automatic-focus="false" form:apply-design-mode="false"/>
        <table:table-column table:style-name="co39" table:default-cell-style-name="ce6"/>
        <table:table-column table:style-name="co48" table:default-cell-style-name="Default"/>
        <table:table-column table:style-name="co49" table:default-cell-style-name="ce21"/>
        <table:table-column table:style-name="co3" table:number-columns-repeated="4" table:default-cell-style-name="ce21"/>
        <table:table-column table:style-name="co50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9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office:forms form:automatic-focus="false" form:apply-design-mode="false"/>
        <table:table-column table:style-name="co51" table:default-cell-style-name="ce10"/>
        <table:table-column table:style-name="co36" table:default-cell-style-name="ce1"/>
        <table:table-column table:style-name="co52" table:default-cell-style-name="Default"/>
        <table:table-column table:style-name="co29" table:default-cell-style-name="ce20"/>
        <table:table-column table:style-name="co3" table:number-columns-repeated="10" table:default-cell-style-name="ce20"/>
        <table:table-column table:style-name="co47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90"/>
          <table:table-cell table:style-name="ce70"/>
          <table:table-cell table:style-name="ce77" office:value-type="string" calcext:value-type="string">
            <text:p>Link</text:p>
          </table:table-cell>
          <table:table-cell table:style-name="ce121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121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121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  <table:table-cell table:number-columns-repeated="1009"/>
        </table:table-row>
        <table:table-row table:style-name="ro4">
          <table:table-cell table:style-name="ce12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121" office:value-type="string" calcext:value-type="string">
            <text:p>To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Date</text:p>
          </table:table-cell>
          <table:table-cell table:style-name="ce121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21" table:number-columns-repeated="11"/>
          <table:table-cell table:style-name="ce41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91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1" table:number-columns-repeated="10"/>
          <table:table-cell table:style-name="ce41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21" table:number-columns-repeated="10"/>
          <table:table-cell table:style-name="ce4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21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2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2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91" office:value-type="string" calcext:value-type="string">
            <text:p>All</text:p>
          </table:table-cell>
          <table:table-cell table:style-name="ce77"/>
          <table:table-cell table:style-name="ce12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8"/>
          <table:table-cell/>
          <table:table-cell table:style-name="ce88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5">00/00/0000</text:date>, <text:time style:data-style-name="N2" text:time-value="12:47:17.993960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25T13:03:55.547118599</dc:date>
    <meta:editing-duration>P64DT16H44M58S</meta:editing-duration>
    <meta:editing-cycles>1161</meta:editing-cycles>
    <meta:document-statistic meta:table-count="10" meta:cell-count="1570" meta:object-count="0"/>
  </office:meta>
</office:document-meta>
</file>